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draw:fill="solid" draw:fill-color="#ffffff" draw:shadow="hidden"/>
    </style:style>
  </office:automatic-styles>
  <office:body>
    <office:drawing>
      <draw:page draw:name="page1" draw:style-name="dp1" draw:master-page-name="_31_">
        <draw:polygon draw:style-name="gr1" draw:layer="layout" svg:width="0.298cm" svg:height="0.758cm" svg:x="1.925cm" svg:y="1.401cm" svg:viewBox="0 0 299 759" draw:points="0,759 299,759 299,0 0,0">
          <text:p/>
        </draw:polygon>
        <draw:polygon draw:style-name="gr2" draw:layer="layout" svg:width="0.298cm" svg:height="0.758cm" svg:x="1.925cm" svg:y="1.401cm" svg:viewBox="0 0 299 759" draw:points="0,759 299,759 299,0 0,0">
          <text:p/>
        </draw:polygon>
        <draw:polygon draw:style-name="gr3" draw:layer="layout" svg:width="2.199cm" svg:height="1.198cm" svg:x="1cm" svg:y="1.201cm" svg:viewBox="0 0 2200 1199" draw:points="0,1199 2200,1199 2200,0 0,0">
          <text:p/>
        </draw:polygon>
        <draw:line draw:style-name="gr3" draw:layer="layout" svg:x1="1.969cm" svg:y1="2.045cm" svg:x2="2.704cm" svg:y2="1.469cm">
          <text:p/>
        </draw:line>
        <draw:polygon draw:style-name="gr3" draw:layer="layout" svg:width="0.901cm" svg:height="0.806cm" svg:x="1.969cm" svg:y="1.469cm" svg:viewBox="0 0 902 807" draw:points="188,807 902,246 735,0 0,576">
          <text:p/>
        </draw:polygon>
        <draw:path draw:style-name="gr4" draw:layer="layout" svg:width="0.297cm" svg:height="0.299cm" svg:x="1.925cm" svg:y="2.0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1.925cm" svg:y="2.0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645cm" svg:y="1.4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645cm" svg:y="1.4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176cm" svg:y1="2.045cm" svg:x2="1.441cm" svg:y2="1.469cm">
          <text:p/>
        </draw:line>
        <draw:polygon draw:style-name="gr3" draw:layer="layout" svg:width="0.901cm" svg:height="0.806cm" svg:x="1.273cm" svg:y="1.469cm" svg:viewBox="0 0 902 807" draw:points="714,807 0,246 167,0 902,576">
          <text:p/>
        </draw:polygon>
        <draw:path draw:style-name="gr4" draw:layer="layout" svg:width="0.297cm" svg:height="0.299cm" svg:x="1.92cm" svg:y="2.0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2cm" svg:y="2.0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2cm" svg:y="1.4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2cm" svg:y="1.4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925cm" svg:y="1.28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25cm" svg:y="1.281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9:29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19:36.625000000</dc:date>
    <meta:document-statistic meta:object-count="17"/>
    <meta:template xlink:type="simple" xlink:actuate="onRequest" xlink:title="1" xlink:href="file:///C:/Documents%20and%20Settings/User/Application%20Data/LibreOffice/4/user/template/1.otg" meta:date="2015-09-29T10:19:28.921000000"/>
  </office:meta>
</office:document-meta>
</file>